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9ac1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2">
      <style:text-properties officeooo:paragraph-rsid="00199ac1"/>
    </style:style>
    <style:style style:name="P5" style:family="paragraph" style:parent-style-name="Standard" style:list-style-name="L2">
      <style:text-properties officeooo:paragraph-rsid="001fbc46"/>
    </style:style>
    <style:style style:name="P6" style:family="paragraph" style:parent-style-name="Standard" style:list-style-name="L3">
      <style:text-properties officeooo:paragraph-rsid="00199ac1"/>
    </style:style>
    <style:style style:name="P7" style:family="paragraph" style:parent-style-name="Standard">
      <style:text-properties fo:language="en" fo:country="US" officeooo:rsid="001e7b70" officeooo:paragraph-rsid="001e7b70"/>
    </style:style>
    <style:style style:name="P8" style:family="paragraph" style:parent-style-name="Standard" style:list-style-name="L4">
      <style:text-properties fo:language="en" fo:country="US" officeooo:rsid="001e7b70" officeooo:paragraph-rsid="001e7b70"/>
    </style:style>
    <style:style style:name="P9" style:family="paragraph" style:parent-style-name="Standard" style:list-style-name="L4">
      <style:text-properties fo:language="en" fo:country="US" officeooo:rsid="001f5110" officeooo:paragraph-rsid="001f5110"/>
    </style:style>
    <style:style style:name="P10" style:family="paragraph" style:parent-style-name="Standard" style:list-style-name="L4">
      <style:text-properties officeooo:paragraph-rsid="001f5110"/>
    </style:style>
    <style:style style:name="P11" style:family="paragraph" style:parent-style-name="Standard" style:list-style-name="L4">
      <style:text-properties officeooo:rsid="001fd230" officeooo:paragraph-rsid="001fd230"/>
    </style:style>
    <style:style style:name="T1" style:family="text">
      <style:text-properties officeooo:rsid="001f5110"/>
    </style:style>
    <style:style style:name="T2" style:family="text">
      <style:text-properties fo:language="en" fo:country="US" officeooo:rsid="001f5110"/>
    </style:style>
    <style:style style:name="T3" style:family="text">
      <style:text-properties fo:language="en" fo:country="US" officeooo:rsid="001fbc46"/>
    </style:style>
    <style:style style:name="T4" style:family="text">
      <style:text-properties officeooo:rsid="001fbc4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ddressing to the requirements.</text:p>
      <text:p text:style-name="P7">General Remarks</text:p>
      <text:list xml:id="list1775717747" text:style-name="L4">
        <text:list-item>
          <text:p text:style-name="P8">For simplicity all the screens are available for anonymous access</text:p>
        </text:list-item>
        <text:list-item>
          <text:p text:style-name="P8">Locations and Users can be bootstrapped using the attached TestData.xls Excel file For bootstrapping one has to run 2 timers: BootstrapLocations and BootstrapUsers. Both timers <text:span text:style-name="T1">are located in SeerTest_CS. They </text:span>do not have schedule and should be run <text:span text:style-name="T1">directly </text:span>fro<text:span text:style-name="T1">m Service Center.</text:span></text:p>
        </text:list-item>
        <text:list-item>
          <text:p text:style-name="P9">Roles are in this Excel file but I did not bootstrap them and typed them in manually.</text:p>
        </text:list-item>
        <text:list-item>
          <text:p text:style-name="P9">All the roles now do not have any meaning neither from security nor from an access point of view. Now the roles are just some names.</text:p>
        </text:list-item>
        <text:list-item>
          <text:p text:style-name="P10"><text:span text:style-name="T2">Starting point for the application is : </text:span><text:a xlink:type="simple" xlink:href="https://roman-bebenin.outsystemscloud.com/SeerTest/" text:style-name="Internet_20_link" text:visited-style-name="Visited_20_Internet_20_Link">https://roman-bebenin.outsystemscloud.com/SeerTest/</text:a> </text:p>
        </text:list-item>
        <text:list-item>
          <text:p text:style-name="P11">Bugs: unfortunately I could not get rid of all the bugs and the corresponding popups for assigning Locations and Roles look ugly.</text:p>
        </text:list-item>
      </text:list>
      <text:p text:style-name="Standard"/>
      <text:p text:style-name="Standard">Manage my stores (OutSystems entity Location)</text:p>
      <text:p text:style-name="Standard"/>
      <text:list xml:id="list3138310992" text:style-name="L1">
        <text:list-item>
          <text:p text:style-name="P2">Ability to add new store – <text:span text:style-name="T1">Locations in Upper Side Menu→Create New Store button </text:span></text:p>
        </text:list-item>
        <text:list-item>
          <text:p text:style-name="P2">Ability to edit existing store – <text:span text:style-name="T1">Locations→ click on an existing store name</text:span></text:p>
        </text:list-item>
        <text:list-item>
          <text:p text:style-name="P2">View and Search for stores – <text:span text:style-name="T4">Free text search field in Locations looking for partial match in Store Name and Store Address</text:span></text:p>
          <text:p text:style-name="P2"/>
        </text:list-item>
      </text:list>
      <text:p text:style-name="Standard"/>
      <text:p text:style-name="Standard">Manage all users (OutSystem Users)</text:p>
      <text:list xml:id="list2385498641" text:style-name="L2">
        <text:list-item>
          <text:p text:style-name="P3">Ability to edit their details – <text:span text:style-name="T4">Users in Upper Side Menu click Create a new User </text:span><text:span text:style-name="T3">or click on an existing user name</text:span></text:p>
        </text:list-item>
        <text:list-item>
          <text:p text:style-name="P5">Search by their email address – <text:span text:style-name="T4">Free text generic search field in Users looking for partial match in Name, UserName and Email</text:span></text:p>
        </text:list-item>
        <text:list-item>
          <text:p text:style-name="P3">Ability to assign designation (OutSystem roles) to employees (OutSystem users). One user can have many roles. One role can be assigned to multiple users – <text:span text:style-name="T4">Go to existing User’s details and you can assign and deassign roles there</text:span></text:p>
        </text:list-item>
        <text:list-item>
          <text:p text:style-name="P5">Ability to assign locations to users. One user can be assign to multiple locations. One location can have multiple users – <text:span text:style-name="T4">Go to existing User’s details and you can assign and deassign locations there</text:span></text:p>
          <text:p text:style-name="P4"/>
          <text:p text:style-name="P4"/>
        </text:list-item>
      </text:list>
      <text:p text:style-name="P1">Search and Filter – <text:span text:style-name="T4">As I mentioned before I can’t understand the subtle difference between Search and Filter. If it was a trick question I was tricked yes.</text:span></text:p>
      <text:list xml:id="list3847367012" text:style-name="L3">
        <text:list-item>
          <text:p text:style-name="P6">Ability to search users via location or role – <text:span text:style-name="T4">on Users web page you can see 2 drop down lists for selecting Location and Role. Then clicking Search button will fetch the corresponding users.</text:span></text:p>
          <text:list>
            <text:list-item>
              <text:p text:style-name="P6">I can search for all users for a particular Location or Role</text:p>
            </text:list-item>
          </text:list>
        </text:list-item>
        <text:list-item>
          <text:p text:style-name="P6">Ability to filter users via location or role – <text:span text:style-name="T4">See above.</text:span></text:p>
          <text:list>
            <text:list-item>
              <text:p text:style-name="P6">I can filter users based on location or rol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4:49:05.718000000</meta:creation-date>
    <dc:date>2020-03-29T20:09:42.896000000</dc:date>
    <meta:editing-duration>PT3H27M37S</meta:editing-duration>
    <meta:editing-cycles>7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22" meta:word-count="409" meta:character-count="2391" meta:non-whitespace-character-count="2009"/>
  </office:meta>
</office:document-meta>
</file>